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tyle="italic"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text-align="start" style:justify-single-word="false"/>
      <style:text-properties officeooo:rsid="00190e7e" officeooo:paragraph-rsid="00190e7e"/>
    </style:style>
    <style:style style:name="P4" style:family="paragraph" style:parent-style-name="Text_20_body">
      <style:paragraph-properties fo:text-align="start" style:justify-single-word="false"/>
      <style:text-properties officeooo:rsid="001a179a" officeooo:paragraph-rsid="001a179a"/>
    </style:style>
    <style:style style:name="P5" style:family="paragraph" style:parent-style-name="Text_20_body">
      <style:paragraph-properties fo:margin-left="0cm" fo:margin-right="0cm" fo:text-indent="0.499cm" style:auto-text-indent="false"/>
    </style:style>
    <style:style style:name="P6" style:family="paragraph" style:parent-style-name="Text_20_body">
      <style:paragraph-properties fo:margin-left="0cm" fo:margin-right="0cm" fo:text-indent="0.499cm" style:auto-text-indent="false"/>
      <style:text-properties fo:font-weight="bold"/>
    </style:style>
    <style:style style:name="P7" style:family="paragraph" style:parent-style-name="Text_20_body">
      <style:paragraph-properties fo:margin-left="0cm" fo:margin-right="0cm" fo:text-indent="0.499cm" style:auto-text-indent="false"/>
      <style:text-properties fo:font-style="italic" fo:font-weight="bold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Standard">
      <style:paragraph-properties fo:text-align="start" style:justify-single-word="false"/>
      <style:text-properties fo:font-weight="bold" officeooo:rsid="00190e7e" officeooo:paragraph-rsid="00190e7e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a179a" officeooo:paragraph-rsid="001a179a"/>
    </style:style>
    <style:style style:name="P11" style:family="paragraph" style:parent-style-name="Standard">
      <style:paragraph-properties fo:text-align="start" style:justify-single-word="false" fo:break-before="page"/>
      <style:text-properties fo:font-style="italic" fo:font-weight="bold" officeooo:rsid="001a179a" officeooo:paragraph-rsid="001a179a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rsid="001a179a" officeooo:paragraph-rsid="001a179a"/>
    </style:style>
    <style:style style:name="P13" style:family="paragraph" style:parent-style-name="Text_20_body">
      <style:paragraph-properties fo:text-align="start" style:justify-single-word="false" fo:break-before="page"/>
      <style:text-properties officeooo:rsid="001a179a" officeooo:paragraph-rsid="001a179a"/>
    </style:style>
    <style:style style:name="P14" style:family="paragraph" style:parent-style-name="Text_20_body">
      <style:paragraph-properties fo:text-align="start" style:justify-single-word="false"/>
      <style:text-properties fo:font-style="italic" fo:font-weight="bold" officeooo:rsid="001a179a" officeooo:paragraph-rsid="001a179a"/>
    </style:style>
    <style:style style:name="P15" style:family="paragraph" style:parent-style-name="Text_20_body">
      <style:paragraph-properties fo:text-align="end" style:justify-single-word="false"/>
      <style:text-properties fo:font-style="italic" fo:font-weight="bold" officeooo:rsid="001a179a" officeooo:paragraph-rsid="00190e7e"/>
    </style:style>
    <style:style style:name="P16" style:family="paragraph" style:parent-style-name="Text_20_body">
      <style:paragraph-properties fo:text-align="start" style:justify-single-word="false" fo:break-before="page"/>
      <style:text-properties fo:font-style="italic" fo:font-weight="bold" officeooo:rsid="001a179a" officeooo:paragraph-rsid="00190e7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. Subject <text:line-break/>Sederhananya subjek hanyalah tentang siapa dan apa yang terkandung dalam kalimat / pertanyaan Subject selalu berisi noun or pronoun (or gerunds), lihat hal 113. <text:line-break/>Ada 2 perbedaan jenis dari subjek <text:line-break/>a. Simple Subject <text:line-break/>Simple subject hanyalah kata benda atau kata ganti dari kalimat tersebut. <text:line-break/>The man is very handsome <text:line-break/>simple subject nya adalah man bukan the man <text:line-break/>b. Complete Subject <text:line-break/>Complete Subject adalah semua yang muncul sebelum kata kerja dari sebuah kalimat. <text:line-break/>termasuk nouns, pronoun, article, &amp; Adverbs <text:line-break/>The clever, handsome &amp; young man maried a younger generation of his organizer. <text:line-break/>c. Compound Subject <text:line-break/>Compound Subject bermakna lebih dari satu orang atau sesuatu yang melakukan sebuah tindakan. <text:line-break/>Agus and April try to lobby the Minister of Education and Culture. </text:p>
      <text:p text:style-name="Text_20_body"><text:span text:style-name="T2">2. Objects</text:span> <text:line-break/>Object adalah sesuatu hal/seseorang yang dibutuhkan sehingga sebuah aksi selesai. <text:line-break/>I read <text:span text:style-name="T2">Journal of Science Education</text:span> <text:line-break/>3. Predicate <text:line-break/>a. Simple predicate <text:line-break/>Sederhanaya Simple predicate bermakna kata kerja dari sebuah kalimat <text:line-break/>I <text:span text:style-name="T2">called</text:span> you last night <text:line-break/>b. Complete predicate <text:line-break/>Complete predicate adalah segala sesuatu yang datang setelah subjek <text:line-break/>Dr. Laksana Tri Handoko <text:span text:style-name="T2">is a Head of LIPI</text:span> <text:line-break/>Disini predikat sederhananya hanyalah verb to be <text:span text:style-name="T1">is</text:span> tapi predikat komplitnya adalah <text:span text:style-name="T2">is a head of LIPI</text:span> c. Compound Predicate <text:line-break/>Compound predicate terkandung pada kalimat dengan subjek yang melakukan dua atau lebih tindakan. <text:line-break/>Every night I <text:span text:style-name="T3">read</text:span>, <text:span text:style-name="T3">watch</text:span> TV, and <text:span text:style-name="T3">discuss</text:span> with my team. </text:p>
      <text:p text:style-name="P15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03T05:48:59.205586360</meta:creation-date>
    <dc:date>2021-05-03T08:21:21.466860545</dc:date>
    <meta:editing-duration>PT6M35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2" meta:paragraph-count="2" meta:word-count="223" meta:character-count="1461" meta:non-whitespace-character-count="1213"/>
  </office:meta>
</office:document-meta>
</file>